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Roboto" svg:font-family="Roboto" style:font-pitch="variable"/>
    <style:font-face style:name="Roboto1" svg:font-family="Roboto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 style:list-style-name="L1">
      <style:graphic-properties draw:stroke="none" draw:fill="none" draw:textarea-vertical-align="top" fo:min-height="0.718cm" fo:min-width="2.54cm" fo:padding-top="0.141cm" fo:padding-bottom="0.141cm" fo:padding-left="0.141cm" fo:padding-right="0.141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vertical-align="middle" fo:min-height="0.296cm" fo:min-width="2.54cm" fo:padding-top="0.141cm" fo:padding-bottom="0.141cm" fo:padding-left="0.141cm" fo:padding-right="0.141cm" loext:decorative="false"/>
      <style:paragraph-properties style:writing-mode="lr-tb"/>
    </style:style>
    <style:style style:name="gr4" style:family="graphic" style:parent-style-name="objectwithoutfill">
      <style:graphic-properties draw:stroke="solid" draw:stroke-dash="Dot" svg:stroke-width="0.05cm" svg:stroke-color="#8fbc8f" draw:marker-start-width="0.275cm" draw:marker-end-width="0.275cm" svg:stroke-linecap="butt" draw:fill="none" draw:fill-color="#bc8f8f" draw:textarea-vertical-align="middle" fo:padding-top="0.15cm" fo:padding-bottom="0.15cm" fo:padding-left="0.275cm" fo:padding-right="0.275cm" loext:decorative="false"/>
    </style:style>
    <style:style style:name="gr5" style:family="graphic" style:parent-style-name="objectwithoutfill">
      <style:graphic-properties draw:stroke="solid" draw:stroke-dash="Dot" svg:stroke-width="0.05cm" svg:stroke-color="#bc8f8f" draw:marker-start-width="0.275cm" draw:marker-end-width="0.275cm" svg:stroke-linecap="butt" draw:fill="none" draw:fill-color="#bc8f8f" draw:textarea-vertical-align="middle" fo:padding-top="0.15cm" fo:padding-bottom="0.15cm" fo:padding-left="0.275cm" fo:padding-right="0.275cm" loext:decorative="false"/>
    </style:style>
    <style:style style:name="gr6" style:family="graphic" style:parent-style-name="standard">
      <style:graphic-properties svg:stroke-color="#bc8f8f" draw:fill-color="#5f9ea0" draw:textarea-horizontal-align="justify" draw:textarea-vertical-align="middle" draw:auto-grow-height="false" fo:min-height="0cm" fo:min-width="0cm" loext:decorative="false"/>
    </style:style>
    <style:style style:name="gr7" style:family="graphic" style:parent-style-name="standard">
      <style:graphic-properties svg:stroke-color="#bc8f8f" draw:fill-color="#9acacc" draw:textarea-horizontal-align="justify" draw:textarea-vertical-align="middle" draw:auto-grow-height="false" fo:min-height="0cm" fo:min-width="0cm" loext:decorative="false"/>
    </style:style>
    <style:style style:name="gr8" style:family="graphic" style:parent-style-name="objectwithoutfill">
      <style:graphic-properties svg:stroke-width="0.01cm" svg:stroke-color="#bc8f8f" draw:marker-start-width="0.215cm" draw:marker-end-width="0.215cm" draw:fill="solid" draw:fill-color="#333333" draw:textarea-vertical-align="middle" fo:padding-top="0.13cm" fo:padding-bottom="0.13cm" fo:padding-left="0.255cm" fo:padding-right="0.255cm" loext:decorative="false"/>
    </style:style>
    <style:style style:name="gr9" style:family="graphic" style:parent-style-name="standard" style:list-style-name="L1">
      <style:graphic-properties draw:stroke="none" draw:fill="none" draw:textarea-vertical-align="top" fo:min-height="0.718cm" fo:min-width="2.54cm" fo:padding-top="0.141cm" fo:padding-bottom="0.141cm" fo:padding-left="0.141cm" fo:padding-right="0.141cm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draw:fill="none" draw:textarea-vertical-align="top" fo:min-height="0.718cm" fo:min-width="2.54cm" fo:padding-top="0.141cm" fo:padding-bottom="0.141cm" fo:padding-left="0.141cm" fo:padding-right="0.141cm" loext:decorative="false"/>
      <style:paragraph-properties style:writing-mode="lr-tb"/>
    </style:style>
    <style:style style:name="gr11" style:family="graphic" style:parent-style-name="standard">
      <style:graphic-properties svg:stroke-color="#bc8f8f" draw:fill-color="#dddddd" draw:textarea-horizontal-align="justify" draw:textarea-vertical-align="middle" draw:auto-grow-height="false" fo:min-height="0.243cm" fo:min-width="0cm" loext:decorative="false"/>
    </style:style>
    <style:style style:name="gr12" style:family="graphic" style:parent-style-name="standard">
      <style:graphic-properties svg:stroke-color="#bc8f8f" draw:fill-color="#dddddd" draw:textarea-horizontal-align="justify" draw:textarea-vertical-align="middle" draw:auto-grow-height="false" fo:min-height="0.003cm" fo:min-width="0cm" loext:decorative="false"/>
    </style:style>
    <style:style style:name="gr13" style:family="graphic" style:parent-style-name="standard" style:list-style-name="L1">
      <style:graphic-properties draw:stroke="none" draw:fill="none" draw:textarea-vertical-align="top" fo:min-height="0.718cm" fo:min-width="2.54cm" fo:padding-top="0.141cm" fo:padding-bottom="0.141cm" fo:padding-left="0.141cm" fo:padding-right="0.141cm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draw:fill="none" draw:textarea-vertical-align="top" fo:min-height="0.718cm" fo:min-width="2.54cm" fo:padding-top="0.141cm" fo:padding-bottom="0.141cm" fo:padding-left="0.141cm" fo:padding-right="0.141cm" loext:decorative="false"/>
      <style:paragraph-properties style:writing-mode="lr-tb"/>
    </style:style>
    <style:style style:name="gr15" style:family="graphic" style:parent-style-name="objectwithoutfill">
      <style:graphic-properties draw:stroke="solid" draw:stroke-dash="Dot" svg:stroke-width="0.05cm" svg:stroke-color="#2a6099" draw:marker-start-width="0.275cm" draw:marker-end-width="0.275cm" svg:stroke-linecap="butt" draw:fill="none" draw:fill-color="#bc8f8f" draw:textarea-vertical-align="middle" fo:padding-top="0.15cm" fo:padding-bottom="0.15cm" fo:padding-left="0.275cm" fo:padding-right="0.275cm" loext:decorative="false"/>
    </style:style>
    <style:style style:name="gr16" style:family="graphic" style:parent-style-name="objectwithoutfill">
      <style:graphic-properties draw:stroke="solid" draw:stroke-dash="Dot" svg:stroke-width="0.05cm" svg:stroke-color="#bf0041" draw:marker-start-width="0.275cm" draw:marker-end-width="0.275cm" svg:stroke-linecap="butt" draw:fill="none" draw:fill-color="#bc8f8f" draw:textarea-vertical-align="middle" fo:padding-top="0.15cm" fo:padding-bottom="0.15cm" fo:padding-left="0.275cm" fo:padding-right="0.275cm" loext:decorative="false"/>
    </style:style>
    <style:style style:name="gr17" style:family="graphic" style:parent-style-name="standard">
      <style:graphic-properties draw:stroke="none" draw:fill="none" draw:textarea-vertical-align="middle" fo:min-height="0.298cm" fo:min-width="2.54cm" fo:padding-top="0.141cm" fo:padding-bottom="0.141cm" fo:padding-left="0.141cm" fo:padding-right="0.141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20%" fo:text-align="start" fo:text-indent="0cm" loext:tab-stop-distance="0cm">
        <style:tab-stops>
          <style:tab-stop style:position="0.304cm"/>
        </style:tab-stops>
      </style:paragraph-properties>
      <style:text-properties fo:hyphenate="false" loext:hyphenation-no-caps="false" loext:hyphenation-no-last-word="false"/>
    </style:style>
    <style:style style:name="P2" style:family="paragraph">
      <loext:graphic-properties draw:fill="none"/>
      <style:paragraph-properties fo:margin-left="0cm" fo:margin-right="0cm" fo:margin-top="0cm" fo:margin-bottom="0cm" fo:line-height="120%" fo:text-align="start" fo:text-indent="0cm" loext:tab-stop-distance="0cm">
        <style:tab-stops>
          <style:tab-stop style:position="0.304cm"/>
        </style:tab-stops>
      </style:paragraph-properties>
      <style:text-properties style:font-name="Roboto" fo:font-weight="bold" style:font-weight-asian="bold" style:font-weight-complex="bold" fo:hyphenate="false" loext:hyphenation-no-caps="false" loext:hyphenation-no-last-word="fals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style:font-name="Roboto"/>
    </style:style>
    <style:style style:name="P5" style:family="paragraph">
      <loext:graphic-properties draw:fill="none" draw:fill-color="#bc8f8f"/>
      <style:paragraph-properties fo:text-align="center"/>
    </style:style>
    <style:style style:name="P6" style:family="paragraph">
      <loext:graphic-properties draw:fill-color="#5f9ea0"/>
      <style:paragraph-properties fo:text-align="center"/>
    </style:style>
    <style:style style:name="P7" style:family="paragraph">
      <loext:graphic-properties draw:fill-color="#9acacc"/>
      <style:paragraph-properties fo:text-align="center"/>
    </style:style>
    <style:style style:name="P8" style:family="paragraph">
      <loext:graphic-properties draw:fill="solid" draw:fill-color="#333333"/>
      <style:paragraph-properties fo:text-align="center"/>
    </style:style>
    <style:style style:name="P9" style:family="paragraph">
      <loext:graphic-properties draw:fill-color="#dddddd"/>
      <style:paragraph-properties fo:text-align="center"/>
    </style:style>
    <style:style style:name="T1" style:family="text">
      <style:text-properties fo:color="#000000" loext:opacity="100%" style:font-name="Roboto" fo:font-size="6pt" fo:font-weight="bold" style:font-name-asian="Roboto1" style:font-size-asian="6pt" style:font-weight-asian="bold" style:font-name-complex="Roboto1" style:font-size-complex="6pt" style:font-weight-complex="bold"/>
    </style:style>
    <style:style style:name="T2" style:family="text">
      <style:text-properties fo:color="#000000" loext:opacity="100%" style:font-name="Roboto" fo:font-size="6pt" style:font-name-asian="Roboto1" style:font-size-asian="6pt" style:font-name-complex="Roboto1" style:font-size-complex="6pt"/>
    </style:style>
    <text:list-style style:name="L1">
      <text:list-level-style-number text:level="1" style:num-suffix="." style:num-format="a">
        <style:list-level-properties text:space-before="0.05cm" text:min-label-width="0.05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 draw:style-name="gr1">
          <draw:frame draw:style-name="gr2" draw:text-style-name="P2" draw:layer="layout" svg:width="3.5cm" svg:height="1cm" svg:x="3.326cm" svg:y="2.032cm">
            <draw:text-box>
              <text:list text:style-name="L1">
                <text:list-header>
                  <text:p text:style-name="P1"><text:span text:style-name="T1">b.</text:span><text:span text:style-name="T1"><text:tab/></text:span><text:span text:style-name="T1">Lines overpassing nodes are </text:span><text:span text:style-name="T1"><text:tab/></text:span><text:span text:style-name="T1">split into segments</text:span></text:p>
                </text:list-header>
              </text:list>
            </draw:text-box>
          </draw:frame>
          <draw:g draw:style-name="gr1">
            <draw:frame draw:style-name="gr3" draw:text-style-name="P4" draw:layer="layout" svg:width="1.099cm" svg:height="0.578cm" svg:x="4.022cm" svg:y="1.156cm">
              <draw:text-box>
                <text:p text:style-name="P3"><text:span text:style-name="T2">line 1-a</text:span></text:p>
              </draw:text-box>
            </draw:frame>
            <draw:line draw:style-name="gr4" draw:text-style-name="P5" draw:layer="layout" svg:x1="6.564cm" svg:y1="0.608cm" svg:x2="6.376cm" svg:y2="1.394cm">
              <text:p/>
            </draw:line>
            <draw:line draw:style-name="gr5" draw:text-style-name="P5" draw:layer="layout" svg:x1="4.147cm" svg:y1="1.109cm" svg:x2="6.31cm" svg:y2="1.653cm">
              <text:p/>
            </draw:line>
            <draw:line draw:style-name="gr5" draw:text-style-name="P5" draw:layer="layout" svg:x1="4.377cm" svg:y1="0.81cm" svg:x2="6.63cm" svg:y2="0.359cm">
              <text:p/>
            </draw:line>
            <draw:custom-shape draw:style-name="gr6" draw:text-style-name="P6" draw:layer="layout" svg:width="0.164cm" svg:height="0.164cm" svg:x="6.225cm" svg:y="1.57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6" draw:layer="layout" svg:width="0.164cm" svg:height="0.164cm" svg:x="6.477cm" svg:y="0.52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6" draw:layer="layout" svg:width="0.164cm" svg:height="0.164cm" svg:x="4.299cm" svg:y="0.7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6" draw:layer="layout" svg:width="0.164cm" svg:height="0.164cm" svg:x="6.546cm" svg:y="0.2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6" draw:layer="layout" svg:width="0.164cm" svg:height="0.164cm" svg:x="6.3cm" svg:y="1.29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7" draw:layer="layout" svg:width="0.164cm" svg:height="0.164cm" svg:x="3.877cm" svg:y="0.88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6" draw:layer="layout" svg:width="0.164cm" svg:height="0.164cm" svg:x="4.07cm" svg:y="1.02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7" draw:layer="layout" svg:width="0.164cm" svg:height="0.164cm" svg:x="4.082cm" svg:y="0.7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6" draw:layer="layout" svg:width="0.164cm" svg:height="0.164cm" svg:x="5.162cm" svg:y="1.3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" draw:text-style-name="P8" draw:layer="layout" svg:x1="5.297cm" svg:y1="1.222cm" svg:x2="5.193cm" svg:y2="1.538cm">
              <text:p/>
            </draw:line>
            <draw:frame draw:style-name="gr3" draw:text-style-name="P4" draw:layer="layout" svg:width="1.099cm" svg:height="0.578cm" svg:x="5.146cm" svg:y="1.411cm">
              <draw:text-box>
                <text:p text:style-name="P3"><text:span text:style-name="T2">line 1-b</text:span></text:p>
              </draw:text-box>
            </draw:frame>
          </draw:g>
        </draw:g>
        <draw:g draw:style-name="gr1">
          <draw:frame draw:style-name="gr9" draw:text-style-name="P2" draw:layer="layout" svg:width="3.5cm" svg:height="1cm" svg:x="0.054cm" svg:y="2.032cm">
            <draw:text-box>
              <text:list text:style-name="L1">
                <text:list-header>
                  <text:p text:style-name="P1"><text:span text:style-name="T1">a.</text:span><text:span text:style-name="T1"><text:tab/></text:span><text:span text:style-name="T1">Line endings are added to set </text:span><text:span text:style-name="T1"><text:tab/></text:span><text:span text:style-name="T1">of buses</text:span></text:p>
                </text:list-header>
              </text:list>
            </draw:text-box>
          </draw:frame>
          <draw:g draw:style-name="gr1">
            <draw:frame draw:style-name="gr3" draw:text-style-name="P4" draw:layer="layout" svg:width="1.4cm" svg:height="0.578cm" svg:x="0.054cm" svg:y="0.235cm">
              <draw:text-box>
                <text:p text:style-name="P3"><text:span text:style-name="T2">Substation</text:span></text:p>
              </draw:text-box>
            </draw:frame>
            <draw:frame draw:style-name="gr3" draw:text-style-name="P4" draw:layer="layout" svg:width="1.54cm" svg:height="0.578cm" svg:x="0.054cm" svg:y="1.03cm">
              <draw:text-box>
                <text:p text:style-name="P3"><text:span text:style-name="T2">Line ending</text:span></text:p>
              </draw:text-box>
            </draw:frame>
            <draw:frame draw:style-name="gr3" draw:text-style-name="P4" draw:layer="layout" svg:width="2cm" svg:height="0.578cm" svg:x="0.955cm" svg:y="1.454cm">
              <draw:text-box>
                <text:p text:style-name="P3"><text:span text:style-name="T2">AC line 1 (380 kV)</text:span></text:p>
              </draw:text-box>
            </draw:frame>
            <draw:frame draw:style-name="gr3" draw:text-style-name="P4" draw:layer="layout" svg:width="1.02cm" svg:height="0.578cm" svg:x="2.304cm" svg:y="0.691cm">
              <draw:text-box>
                <text:p text:style-name="P3"><text:span text:style-name="T2">DC line</text:span></text:p>
              </draw:text-box>
            </draw:frame>
            <draw:line draw:style-name="gr4" draw:text-style-name="P5" draw:layer="layout" svg:x1="3.292cm" svg:y1="0.608cm" svg:x2="3.104cm" svg:y2="1.394cm">
              <text:p/>
            </draw:line>
            <draw:line draw:style-name="gr5" draw:text-style-name="P5" draw:layer="layout" svg:x1="0.875cm" svg:y1="1.109cm" svg:x2="3.038cm" svg:y2="1.653cm">
              <text:p/>
            </draw:line>
            <draw:line draw:style-name="gr5" draw:text-style-name="P5" draw:layer="layout" svg:x1="1.105cm" svg:y1="0.81cm" svg:x2="3.358cm" svg:y2="0.359cm">
              <text:p/>
            </draw:line>
            <draw:custom-shape draw:style-name="gr6" draw:text-style-name="P6" draw:layer="layout" svg:width="0.164cm" svg:height="0.164cm" svg:x="2.953cm" svg:y="1.57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6" draw:layer="layout" svg:width="0.164cm" svg:height="0.164cm" svg:x="3.205cm" svg:y="0.52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6" draw:layer="layout" svg:width="0.164cm" svg:height="0.164cm" svg:x="1.027cm" svg:y="0.7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6" draw:layer="layout" svg:width="0.164cm" svg:height="0.164cm" svg:x="3.274cm" svg:y="0.2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6" draw:layer="layout" svg:width="0.164cm" svg:height="0.164cm" svg:x="3.028cm" svg:y="1.29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7" draw:layer="layout" svg:width="0.164cm" svg:height="0.164cm" svg:x="0.605cm" svg:y="0.88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6" draw:layer="layout" svg:width="0.164cm" svg:height="0.164cm" svg:x="0.798cm" svg:y="1.02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7" draw:layer="layout" svg:width="0.164cm" svg:height="0.164cm" svg:x="0.81cm" svg:y="0.7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3" draw:text-style-name="P4" draw:layer="layout" svg:width="2cm" svg:height="0.578cm" svg:x="1.205cm" svg:y="-0.051cm">
              <draw:text-box>
                <text:p text:style-name="P3"><text:span text:style-name="T2">AC line 2 (220 kV)</text:span></text:p>
              </draw:text-box>
            </draw:frame>
            <draw:custom-shape draw:style-name="gr6" draw:text-style-name="P6" draw:layer="layout" svg:width="0.164cm" svg:height="0.164cm" svg:x="1.89cm" svg:y="1.3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 draw:style-name="gr1">
          <draw:frame draw:style-name="gr10" draw:text-style-name="P2" draw:layer="layout" svg:width="3.5cm" svg:height="1cm" svg:x="6.597cm" svg:y="2.032cm">
            <draw:text-box>
              <text:list text:style-name="L1">
                <text:list-header>
                  <text:p text:style-name="P1"><text:span text:style-name="T1">c.</text:span><text:span text:style-name="T1"><text:tab/></text:span><text:span text:style-name="T1">IDs are assigned to buses</text:span><text:span text:style-name="T1"><text:tab/></text:span><text:span text:style-name="T1">within tolerance of 500 m</text:span></text:p>
                </text:list-header>
              </text:list>
            </draw:text-box>
          </draw:frame>
          <draw:g draw:style-name="gr1">
            <draw:custom-shape draw:style-name="gr11" draw:text-style-name="P9" draw:layer="layout" svg:width="0.695cm" svg:height="0.695cm" svg:x="7.109cm" svg:y="0.5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9" draw:layer="layout" svg:width="0.357cm" svg:height="0.357cm" svg:x="9.703cm" svg:y="0.1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9" draw:layer="layout" svg:width="0.357cm" svg:height="0.357cm" svg:x="9.63cm" svg:y="0.47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9" draw:layer="layout" svg:width="0.357cm" svg:height="0.357cm" svg:x="9.48cm" svg:y="1.14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9" draw:layer="layout" svg:width="0.357cm" svg:height="0.357cm" svg:x="9.402cm" svg:y="1.51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9" draw:layer="layout" svg:width="0.357cm" svg:height="0.357cm" svg:x="8.337cm" svg:y="1.2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5" draw:layer="layout" svg:x1="9.835cm" svg:y1="0.608cm" svg:x2="9.647cm" svg:y2="1.394cm">
              <text:p/>
            </draw:line>
            <draw:line draw:style-name="gr5" draw:text-style-name="P5" draw:layer="layout" svg:x1="7.418cm" svg:y1="1.109cm" svg:x2="9.581cm" svg:y2="1.653cm">
              <text:p/>
            </draw:line>
            <draw:line draw:style-name="gr5" draw:text-style-name="P5" draw:layer="layout" svg:x1="7.648cm" svg:y1="0.81cm" svg:x2="9.901cm" svg:y2="0.359cm">
              <text:p/>
            </draw:line>
            <draw:custom-shape draw:style-name="gr6" draw:text-style-name="P6" draw:layer="layout" svg:width="0.164cm" svg:height="0.164cm" svg:x="9.496cm" svg:y="1.57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6" draw:layer="layout" svg:width="0.164cm" svg:height="0.164cm" svg:x="9.748cm" svg:y="0.52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6" draw:layer="layout" svg:width="0.164cm" svg:height="0.164cm" svg:x="7.57cm" svg:y="0.7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6" draw:layer="layout" svg:width="0.164cm" svg:height="0.164cm" svg:x="9.817cm" svg:y="0.2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6" draw:layer="layout" svg:width="0.164cm" svg:height="0.164cm" svg:x="9.571cm" svg:y="1.29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7" draw:layer="layout" svg:width="0.164cm" svg:height="0.164cm" svg:x="7.148cm" svg:y="0.88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6" draw:layer="layout" svg:width="0.164cm" svg:height="0.164cm" svg:x="7.341cm" svg:y="1.02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7" draw:layer="layout" svg:width="0.164cm" svg:height="0.164cm" svg:x="7.353cm" svg:y="0.7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6" draw:layer="layout" svg:width="0.164cm" svg:height="0.164cm" svg:x="8.433cm" svg:y="1.3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 draw:style-name="gr1">
          <draw:frame draw:style-name="gr13" draw:text-style-name="P2" draw:layer="layout" svg:width="3.5cm" svg:height="1cm" svg:x="9.856cm" svg:y="2.032cm">
            <draw:text-box>
              <text:list text:style-name="L1">
                <text:list-header>
                  <text:p text:style-name="P1"><text:span text:style-name="T1">d.</text:span><text:span text:style-name="T1"><text:tab/></text:span><text:span text:style-name="T1">Buses are aggregated by </text:span><text:span text:style-name="T1"><text:tab/></text:span><text:span text:style-name="T1">voltage and AC/DC type</text:span></text:p>
                </text:list-header>
              </text:list>
            </draw:text-box>
          </draw:frame>
          <draw:g draw:style-name="gr1">
            <draw:line draw:style-name="gr4" draw:text-style-name="P5" draw:layer="layout" svg:x1="13.094cm" svg:y1="0.608cm" svg:x2="12.906cm" svg:y2="1.394cm">
              <text:p/>
            </draw:line>
            <draw:line draw:style-name="gr5" draw:text-style-name="P5" draw:layer="layout" svg:x1="10.677cm" svg:y1="1.109cm" svg:x2="12.84cm" svg:y2="1.653cm">
              <text:p/>
            </draw:line>
            <draw:line draw:style-name="gr5" draw:text-style-name="P5" draw:layer="layout" svg:x1="10.907cm" svg:y1="0.81cm" svg:x2="13.16cm" svg:y2="0.359cm">
              <text:p/>
            </draw:line>
            <draw:custom-shape draw:style-name="gr6" draw:text-style-name="P6" draw:layer="layout" svg:width="0.164cm" svg:height="0.164cm" svg:x="12.755cm" svg:y="1.57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6" draw:layer="layout" svg:width="0.164cm" svg:height="0.164cm" svg:x="13.007cm" svg:y="0.52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6" draw:layer="layout" svg:width="0.164cm" svg:height="0.164cm" svg:x="10.829cm" svg:y="0.7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6" draw:layer="layout" svg:width="0.164cm" svg:height="0.164cm" svg:x="13.076cm" svg:y="0.2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6" draw:layer="layout" svg:width="0.164cm" svg:height="0.164cm" svg:x="12.83cm" svg:y="1.29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6" draw:layer="layout" svg:width="0.164cm" svg:height="0.164cm" svg:x="10.6cm" svg:y="1.02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6" draw:layer="layout" svg:width="0.164cm" svg:height="0.164cm" svg:x="11.692cm" svg:y="1.3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3" draw:text-style-name="P4" draw:layer="layout" svg:width="1.099cm" svg:height="0.578cm" svg:x="10.124cm" svg:y="1.05cm">
              <draw:text-box>
                <text:p text:style-name="P3"><text:span text:style-name="T2">Bus 1</text:span></text:p>
              </draw:text-box>
            </draw:frame>
            <draw:frame draw:style-name="gr3" draw:text-style-name="P4" draw:layer="layout" svg:width="1.099cm" svg:height="0.578cm" svg:x="11.232cm" svg:y="1.336cm">
              <draw:text-box>
                <text:p text:style-name="P3"><text:span text:style-name="T2">Bus 2</text:span></text:p>
              </draw:text-box>
            </draw:frame>
            <draw:frame draw:style-name="gr3" draw:text-style-name="P4" draw:layer="layout" svg:width="1.099cm" svg:height="0.578cm" svg:x="12.284cm" svg:y="1.617cm">
              <draw:text-box>
                <text:p text:style-name="P3"><text:span text:style-name="T2">Bus 3</text:span></text:p>
              </draw:text-box>
            </draw:frame>
            <draw:frame draw:style-name="gr3" draw:text-style-name="P4" draw:layer="layout" svg:width="1.099cm" svg:height="0.578cm" svg:x="11.979cm" svg:y="0.936cm">
              <draw:text-box>
                <text:p text:style-name="P3"><text:span text:style-name="T2">Bus 4</text:span></text:p>
              </draw:text-box>
            </draw:frame>
            <draw:frame draw:style-name="gr3" draw:text-style-name="P4" draw:layer="layout" svg:width="1.099cm" svg:height="0.578cm" svg:x="12.168cm" svg:y="0.403cm">
              <draw:text-box>
                <text:p text:style-name="P3"><text:span text:style-name="T2">Bus 5</text:span></text:p>
              </draw:text-box>
            </draw:frame>
            <draw:frame draw:style-name="gr3" draw:text-style-name="P4" draw:layer="layout" svg:width="1.099cm" svg:height="0.578cm" svg:x="12.257cm" svg:y="-0.1cm">
              <draw:text-box>
                <text:p text:style-name="P3"><text:span text:style-name="T2">Bus 6</text:span></text:p>
              </draw:text-box>
            </draw:frame>
            <draw:frame draw:style-name="gr3" draw:text-style-name="P4" draw:layer="layout" svg:width="1.099cm" svg:height="0.578cm" svg:x="10.365cm" svg:y="0.273cm">
              <draw:text-box>
                <text:p text:style-name="P3"><text:span text:style-name="T2">Bus 7</text:span></text:p>
              </draw:text-box>
            </draw:frame>
          </draw:g>
        </draw:g>
        <draw:g draw:style-name="gr1">
          <draw:frame draw:style-name="gr14" draw:text-style-name="P2" draw:layer="layout" svg:width="3.5cm" svg:height="1cm" svg:x="13.127cm" svg:y="2.032cm">
            <draw:text-box>
              <text:list text:style-name="L1">
                <text:list-header>
                  <text:p text:style-name="P1"><text:span text:style-name="T1">e.</text:span><text:span text:style-name="T1"><text:tab/></text:span><text:span text:style-name="T1">Transformers (red) and </text:span><text:span text:style-name="T1"><text:tab/></text:span><text:span text:style-name="T1">converters (blue) are added</text:span></text:p>
                </text:list-header>
              </text:list>
            </draw:text-box>
          </draw:frame>
          <draw:g draw:style-name="gr1">
            <draw:line draw:style-name="gr15" draw:text-style-name="P5" draw:layer="layout" svg:x1="16.107cm" svg:y1="1.653cm" svg:x2="16.18cm" svg:y2="1.393cm">
              <text:p/>
            </draw:line>
            <draw:line draw:style-name="gr15" draw:text-style-name="P5" draw:layer="layout" svg:x1="16.358cm" svg:y1="0.619cm" svg:x2="16.431cm" svg:y2="0.359cm">
              <text:p/>
            </draw:line>
            <draw:line draw:style-name="gr16" draw:text-style-name="P5" draw:layer="layout" svg:x1="13.95cm" svg:y1="1.116cm" svg:x2="14.177cm" svg:y2="0.813cm">
              <text:p/>
            </draw:line>
            <draw:line draw:style-name="gr4" draw:text-style-name="P5" draw:layer="layout" svg:x1="16.365cm" svg:y1="0.608cm" svg:x2="16.177cm" svg:y2="1.394cm">
              <text:p/>
            </draw:line>
            <draw:line draw:style-name="gr5" draw:text-style-name="P5" draw:layer="layout" svg:x1="13.948cm" svg:y1="1.109cm" svg:x2="16.111cm" svg:y2="1.653cm">
              <text:p/>
            </draw:line>
            <draw:line draw:style-name="gr5" draw:text-style-name="P5" draw:layer="layout" svg:x1="14.178cm" svg:y1="0.81cm" svg:x2="16.431cm" svg:y2="0.359cm">
              <text:p/>
            </draw:line>
            <draw:custom-shape draw:style-name="gr6" draw:text-style-name="P6" draw:layer="layout" svg:width="0.164cm" svg:height="0.164cm" svg:x="16.026cm" svg:y="1.57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6" draw:layer="layout" svg:width="0.164cm" svg:height="0.164cm" svg:x="16.278cm" svg:y="0.52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6" draw:layer="layout" svg:width="0.164cm" svg:height="0.164cm" svg:x="14.1cm" svg:y="0.7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6" draw:layer="layout" svg:width="0.164cm" svg:height="0.164cm" svg:x="16.347cm" svg:y="0.2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6" draw:layer="layout" svg:width="0.164cm" svg:height="0.164cm" svg:x="16.101cm" svg:y="1.29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6" draw:layer="layout" svg:width="0.164cm" svg:height="0.164cm" svg:x="13.871cm" svg:y="1.02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6" draw:layer="layout" svg:width="0.164cm" svg:height="0.164cm" svg:x="14.963cm" svg:y="1.3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3" draw:text-style-name="P4" draw:layer="layout" svg:width="1.445cm" svg:height="0.578cm" svg:x="14.904cm" svg:y="0.955cm">
              <draw:text-box>
                <text:p text:style-name="P3"><text:span text:style-name="T2">Converter</text:span></text:p>
              </draw:text-box>
            </draw:frame>
            <draw:frame draw:style-name="gr17" draw:text-style-name="P4" draw:layer="layout" svg:width="1.384cm" svg:height="0.58cm" svg:x="15.072cm" svg:y="0.411cm">
              <draw:text-box>
                <text:p text:style-name="P3"><text:span text:style-name="T2">Converter</text:span></text:p>
              </draw:text-box>
            </draw:frame>
            <draw:frame draw:style-name="gr3" draw:text-style-name="P4" draw:layer="layout" svg:width="1.518cm" svg:height="0.578cm" svg:x="13.127cm" svg:y="0.282cm">
              <draw:text-box>
                <text:p text:style-name="P3"><text:span text:style-name="T2">Transformer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Roboto" svg:font-family="Roboto" style:font-pitch="variable"/>
    <style:font-face style:name="Roboto1" svg:font-family="Roboto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bc8f8f" draw:marker-start-width="0.2cm" draw:marker-start-center="false" draw:marker-end-width="0.2cm" draw:marker-end-center="false" draw:fill="solid" draw:fill-color="#9acacc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t" svg:stroke-color="#333333" svg:stroke-opacity="95%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6.8cm" fo:page-height="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5T16:14:25.848369250</dc:date>
    <dc:language>en-US</dc:language>
    <meta:creation-date>2024-08-20T22:32:32Z</meta:creation-date>
    <meta:initial-creator>Davide Fioriti</meta:initial-creator>
    <meta:generator>LibreOffice/24.8.3.2$Linux_X86_64 LibreOffice_project/e14c9fdd1f585efcbb2c5363087a99d20928d522</meta:generator>
    <meta:editing-duration>PT27M38S</meta:editing-duration>
    <meta:editing-cycles>6</meta:editing-cycles>
    <meta:document-statistic meta:object-count="98"/>
    <meta:template xlink:type="simple" xlink:actuate="onRequest" xlink:title="BASICD_M.vstx" xlink:href=""/>
  </office:meta>
</office:document-meta>
</file>